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~, no matter which way we turn, it feels
like there's been a Carat waiting around every
corner, lately~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"gun"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"the source of the Heavenly
Maiden's power is their spirit"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
was the work of either the Red or Blue
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"BURN!! My name is Empyreon!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Listen well, Heavenly Maidens!! I shall
burn your bodies into ash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And I Am Deep Blue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I Shall Tear You To Shreds!"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"(I've long since lost interest in their
names...)"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7:56:55+01:00</meta:creation-date>
    <dc:date>2020-03-07T17:56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